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 table:style-name="Default" office:value-type="string">
            <text:p>fecha de realizacio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r el articulo “Sin Balas de Plata”</text:p>
          </table:table-cell>
          <table:table-cell table:style-name="Default" office:value-type="string">
            <text:p>20/03/2013</text:p>
          </table:table-cell>
          <table:table-cell office:value-type="string">
            <text:p>30 minutos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gramar palindromo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gramar fibonacci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el articulo Crunching knowledge</text:p>
          </table:table-cell>
          <table:table-cell office:value-type="date" office:date-value="2013-08-04">
            <text:p>08/04/13</text:p>
          </table:table-cell>
          <table:table-cell office:value-type="string">
            <text:p>1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 style:data-style-name="N2" text:time-value="0000-00-00T12:29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30T00:17:40</meta:creation-date>
    <meta:generator>LibreOffice/3.6$Linux_x86 LibreOffice_project/360m1$Build-2</meta:generator>
    <dc:date>2013-04-08T12:31:54</dc:date>
    <dc:creator>GUIDO </dc:creator>
    <meta:editing-duration>PT38S</meta:editing-duration>
    <meta:editing-cycles>5</meta:editing-cycles>
    <meta:document-statistic meta:table-count="1" meta:cell-count="24" meta:object-count="0"/>
  </office:meta>
</office:document-meta>
</file>